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Binary search</text:span></text:p>
      <text:p text:style-name="Standard"><draw:frame draw:style-name="a0" draw:name="image1.jpg" text:anchor-type="as-char" svg:x="0in" svg:y="0in" svg:width="6.2681in" svg:height="8.722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rredla Teja</meta:initial-creator>
    <dc:creator>karredla Teja</dc:creator>
    <meta:creation-date>2024-05-26T03:22:00Z</meta:creation-date>
    <dc:date>2024-05-26T03:22:00Z</dc:date>
    <meta:template xlink:href="Normal.dotm" xlink:type="simple"/>
    <meta:editing-cycles>2</meta:editing-cycles>
    <meta:editing-duration>PT60S</meta:editing-duration>
    <meta:document-statistic meta:page-count="1" meta:paragraph-count="1" meta:word-count="2" meta:character-count="15" meta:row-count="1" meta:non-whitespace-character-count="14"/>
  </office:meta>
</office:document-meta>
</file>